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29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31"/>
    <style:style style:name="ce2" style:family="table-cell" style:parent-style-name="Default" style:data-style-name="N84"/>
  </office:automatic-styles>
  <office:body>
    <office:spreadsheet>
      <table:table table:name="data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umber 1</text:p>
          </table:table-cell>
          <table:table-cell table:style-name="Default" office:value-type="string">
            <text:p>Number 2</text:p>
          </table:table-cell>
          <table:table-cell table:style-name="Default" office:value-type="string">
            <text:p>Date</text:p>
          </table:table-cell>
          <table:table-cell office:value-type="string">
            <text:p>Numerical category</text:p>
          </table:table-cell>
          <table:table-cell office:value-type="string">
            <text:p>String categor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.5957246259786">
            <text:p>13.59572</text:p>
          </table:table-cell>
          <table:table-cell office:value-type="date" office:date-value="2011-01-02">
            <text:p>2011-01-02</text:p>
          </table:table-cell>
          <table:table-cell table:formula="of:=IF([.A2]&lt;35;1;IF([.A2]&lt;70;2;3))" office:value-type="float" office:value="1">
            <text:p>1</text:p>
          </table:table-cell>
          <table:table-cell table:formula="of:=IF([.D2]=1;&quot;A&quot;;IF([.D2]=2;&quot;B&quot;;&quot;C&quot;))" office:value-type="string" office:string-value="A">
            <text:p>A</text:p>
          </table:table-cell>
        </table:table-row>
        <table:table-row table:style-name="ro1">
          <table:table-cell table:formula="of:=[.A2]+1" office:value-type="float" office:value="16">
            <text:p>16</text:p>
          </table:table-cell>
          <table:table-cell office:value-type="float" office:value="14.1422151820734">
            <text:p>14.14222</text:p>
          </table:table-cell>
          <table:table-cell office:value-type="date" office:date-value="2011-01-03">
            <text:p>2011-01-03</text:p>
          </table:table-cell>
          <table:table-cell table:formula="of:=IF([.A3]&lt;35;1;IF([.A3]&lt;70;2;3))" office:value-type="float" office:value="1">
            <text:p>1</text:p>
          </table:table-cell>
          <table:table-cell table:formula="of:=IF([.D3]=1;&quot;A&quot;;IF([.D3]=2;&quot;B&quot;;&quot;C&quot;))" office:value-type="string" office:string-value="A">
            <text:p>A</text:p>
          </table:table-cell>
        </table:table-row>
        <table:table-row table:style-name="ro1">
          <table:table-cell table:formula="of:=[.A3]+1" office:value-type="float" office:value="17">
            <text:p>17</text:p>
          </table:table-cell>
          <table:table-cell office:value-type="float" office:value="15.8006632546894">
            <text:p>15.80066</text:p>
          </table:table-cell>
          <table:table-cell office:value-type="date" office:date-value="2011-01-04">
            <text:p>2011-01-04</text:p>
          </table:table-cell>
          <table:table-cell table:formula="of:=IF([.A4]&lt;35;1;IF([.A4]&lt;70;2;3))" office:value-type="float" office:value="1">
            <text:p>1</text:p>
          </table:table-cell>
          <table:table-cell table:formula="of:=IF([.D4]=1;&quot;A&quot;;IF([.D4]=2;&quot;B&quot;;&quot;C&quot;))" office:value-type="string" office:string-value="A">
            <text:p>A</text:p>
          </table:table-cell>
        </table:table-row>
        <table:table-row table:style-name="ro1">
          <table:table-cell table:formula="of:=[.A4]+1" office:value-type="float" office:value="18">
            <text:p>18</text:p>
          </table:table-cell>
          <table:table-cell office:value-type="float" office:value="16.9540195250884">
            <text:p>16.95402</text:p>
          </table:table-cell>
          <table:table-cell office:value-type="date" office:date-value="2011-01-05">
            <text:p>2011-01-05</text:p>
          </table:table-cell>
          <table:table-cell table:formula="of:=IF([.A5]&lt;35;1;IF([.A5]&lt;70;2;3))" office:value-type="float" office:value="1">
            <text:p>1</text:p>
          </table:table-cell>
          <table:table-cell table:formula="of:=IF([.D5]=1;&quot;A&quot;;IF([.D5]=2;&quot;B&quot;;&quot;C&quot;))" office:value-type="string" office:string-value="A">
            <text:p>A</text:p>
          </table:table-cell>
        </table:table-row>
        <table:table-row table:style-name="ro1">
          <table:table-cell table:formula="of:=[.A5]+1" office:value-type="float" office:value="19">
            <text:p>19</text:p>
          </table:table-cell>
          <table:table-cell office:value-type="float" office:value="17.8903183359653">
            <text:p>17.89032</text:p>
          </table:table-cell>
          <table:table-cell office:value-type="date" office:date-value="2011-01-06">
            <text:p>2011-01-06</text:p>
          </table:table-cell>
          <table:table-cell table:formula="of:=IF([.A6]&lt;35;1;IF([.A6]&lt;70;2;3))" office:value-type="float" office:value="1">
            <text:p>1</text:p>
          </table:table-cell>
          <table:table-cell table:formula="of:=IF([.D6]=1;&quot;A&quot;;IF([.D6]=2;&quot;B&quot;;&quot;C&quot;))" office:value-type="string" office:string-value="A">
            <text:p>A</text:p>
          </table:table-cell>
        </table:table-row>
        <table:table-row table:style-name="ro1">
          <table:table-cell table:formula="of:=[.A6]+1" office:value-type="float" office:value="20">
            <text:p>20</text:p>
          </table:table-cell>
          <table:table-cell office:value-type="float" office:value="18.6988585884683">
            <text:p>18.69886</text:p>
          </table:table-cell>
          <table:table-cell office:value-type="date" office:date-value="2011-01-07">
            <text:p>2011-01-07</text:p>
          </table:table-cell>
          <table:table-cell table:formula="of:=IF([.A7]&lt;35;1;IF([.A7]&lt;70;2;3))" office:value-type="float" office:value="1">
            <text:p>1</text:p>
          </table:table-cell>
          <table:table-cell table:formula="of:=IF([.D7]=1;&quot;A&quot;;IF([.D7]=2;&quot;B&quot;;&quot;C&quot;))" office:value-type="string" office:string-value="A">
            <text:p>A</text:p>
          </table:table-cell>
        </table:table-row>
        <table:table-row table:style-name="ro1">
          <table:table-cell table:formula="of:=[.A7]+1" office:value-type="float" office:value="21">
            <text:p>21</text:p>
          </table:table-cell>
          <table:table-cell office:value-type="float" office:value="19.2672400632873">
            <text:p>19.26724</text:p>
          </table:table-cell>
          <table:table-cell office:value-type="date" office:date-value="2011-01-08">
            <text:p>2011-01-08</text:p>
          </table:table-cell>
          <table:table-cell table:formula="of:=IF([.A8]&lt;35;1;IF([.A8]&lt;70;2;3))" office:value-type="float" office:value="1">
            <text:p>1</text:p>
          </table:table-cell>
          <table:table-cell table:formula="of:=IF([.D8]=1;&quot;A&quot;;IF([.D8]=2;&quot;B&quot;;&quot;C&quot;))" office:value-type="string" office:string-value="A">
            <text:p>A</text:p>
          </table:table-cell>
        </table:table-row>
        <table:table-row table:style-name="ro1">
          <table:table-cell table:formula="of:=[.A8]+1" office:value-type="float" office:value="22">
            <text:p>22</text:p>
          </table:table-cell>
          <table:table-cell office:value-type="float" office:value="20.4014066956006">
            <text:p>20.40141</text:p>
          </table:table-cell>
          <table:table-cell office:value-type="date" office:date-value="2011-01-09">
            <text:p>2011-01-09</text:p>
          </table:table-cell>
          <table:table-cell table:formula="of:=IF([.A9]&lt;35;1;IF([.A9]&lt;70;2;3))" office:value-type="float" office:value="1">
            <text:p>1</text:p>
          </table:table-cell>
          <table:table-cell table:formula="of:=IF([.D9]=1;&quot;A&quot;;IF([.D9]=2;&quot;B&quot;;&quot;C&quot;))" office:value-type="string" office:string-value="A">
            <text:p>A</text:p>
          </table:table-cell>
        </table:table-row>
        <table:table-row table:style-name="ro1">
          <table:table-cell table:formula="of:=[.A9]+1" office:value-type="float" office:value="23">
            <text:p>23</text:p>
          </table:table-cell>
          <table:table-cell office:value-type="float" office:value="21.6015431960113">
            <text:p>21.60154</text:p>
          </table:table-cell>
          <table:table-cell office:value-type="date" office:date-value="2011-01-10">
            <text:p>2011-01-10</text:p>
          </table:table-cell>
          <table:table-cell table:formula="of:=IF([.A10]&lt;35;1;IF([.A10]&lt;70;2;3))" office:value-type="float" office:value="1">
            <text:p>1</text:p>
          </table:table-cell>
          <table:table-cell table:formula="of:=IF([.D10]=1;&quot;A&quot;;IF([.D10]=2;&quot;B&quot;;&quot;C&quot;))" office:value-type="string" office:string-value="A">
            <text:p>A</text:p>
          </table:table-cell>
        </table:table-row>
        <table:table-row table:style-name="ro1">
          <table:table-cell table:formula="of:=[.A10]+1" office:value-type="float" office:value="24">
            <text:p>24</text:p>
          </table:table-cell>
          <table:table-cell office:value-type="float" office:value="22.0619701817632">
            <text:p>22.06197</text:p>
          </table:table-cell>
          <table:table-cell office:value-type="date" office:date-value="2011-01-11">
            <text:p>2011-01-11</text:p>
          </table:table-cell>
          <table:table-cell table:formula="of:=IF([.A11]&lt;35;1;IF([.A11]&lt;70;2;3))" office:value-type="float" office:value="1">
            <text:p>1</text:p>
          </table:table-cell>
          <table:table-cell table:formula="of:=IF([.D11]=1;&quot;A&quot;;IF([.D11]=2;&quot;B&quot;;&quot;C&quot;))" office:value-type="string" office:string-value="A">
            <text:p>A</text:p>
          </table:table-cell>
        </table:table-row>
        <table:table-row table:style-name="ro1">
          <table:table-cell table:formula="of:=[.A11]+1" office:value-type="float" office:value="25">
            <text:p>25</text:p>
          </table:table-cell>
          <table:table-cell office:value-type="float" office:value="23.1027383445762">
            <text:p>23.10274</text:p>
          </table:table-cell>
          <table:table-cell office:value-type="date" office:date-value="2011-01-12">
            <text:p>2011-01-12</text:p>
          </table:table-cell>
          <table:table-cell table:formula="of:=IF([.A12]&lt;35;1;IF([.A12]&lt;70;2;3))" office:value-type="float" office:value="1">
            <text:p>1</text:p>
          </table:table-cell>
          <table:table-cell table:formula="of:=IF([.D12]=1;&quot;A&quot;;IF([.D12]=2;&quot;B&quot;;&quot;C&quot;))" office:value-type="string" office:string-value="A">
            <text:p>A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.5958224562928">
            <text:p>33.59582</text:p>
          </table:table-cell>
          <table:table-cell office:value-type="date" office:date-value="2011-01-13">
            <text:p>2011-01-13</text:p>
          </table:table-cell>
          <table:table-cell table:formula="of:=IF([.A13]&lt;35;1;IF([.A13]&lt;70;2;3))" office:value-type="float" office:value="2">
            <text:p>2</text:p>
          </table:table-cell>
          <table:table-cell table:formula="of:=IF([.D13]=1;&quot;A&quot;;IF([.D13]=2;&quot;B&quot;;&quot;C&quot;))" office:value-type="string" office:string-value="B">
            <text:p>B</text:p>
          </table:table-cell>
        </table:table-row>
        <table:table-row table:style-name="ro1">
          <table:table-cell table:formula="of:=[.A13]+1" office:value-type="float" office:value="36">
            <text:p>36</text:p>
          </table:table-cell>
          <table:table-cell office:value-type="float" office:value="34.2666134857573">
            <text:p>34.26661</text:p>
          </table:table-cell>
          <table:table-cell office:value-type="date" office:date-value="2011-01-14">
            <text:p>2011-01-14</text:p>
          </table:table-cell>
          <table:table-cell table:formula="of:=IF([.A14]&lt;35;1;IF([.A14]&lt;70;2;3))" office:value-type="float" office:value="2">
            <text:p>2</text:p>
          </table:table-cell>
          <table:table-cell table:formula="of:=IF([.D14]=1;&quot;A&quot;;IF([.D14]=2;&quot;B&quot;;&quot;C&quot;))" office:value-type="string" office:string-value="B">
            <text:p>B</text:p>
          </table:table-cell>
        </table:table-row>
        <table:table-row table:style-name="ro1">
          <table:table-cell table:formula="of:=[.A14]+1" office:value-type="float" office:value="37">
            <text:p>37</text:p>
          </table:table-cell>
          <table:table-cell office:value-type="float" office:value="35.8578057391569">
            <text:p>35.85781</text:p>
          </table:table-cell>
          <table:table-cell office:value-type="date" office:date-value="2011-01-15">
            <text:p>2011-01-15</text:p>
          </table:table-cell>
          <table:table-cell table:formula="of:=IF([.A15]&lt;35;1;IF([.A15]&lt;70;2;3))" office:value-type="float" office:value="2">
            <text:p>2</text:p>
          </table:table-cell>
          <table:table-cell table:formula="of:=IF([.D15]=1;&quot;A&quot;;IF([.D15]=2;&quot;B&quot;;&quot;C&quot;))" office:value-type="string" office:string-value="B">
            <text:p>B</text:p>
          </table:table-cell>
        </table:table-row>
        <table:table-row table:style-name="ro1">
          <table:table-cell table:formula="of:=[.A15]+1" office:value-type="float" office:value="38">
            <text:p>38</text:p>
          </table:table-cell>
          <table:table-cell office:value-type="float" office:value="36.8673643288203">
            <text:p>36.86736</text:p>
          </table:table-cell>
          <table:table-cell office:value-type="date" office:date-value="2011-01-16">
            <text:p>2011-01-16</text:p>
          </table:table-cell>
          <table:table-cell table:formula="of:=IF([.A16]&lt;35;1;IF([.A16]&lt;70;2;3))" office:value-type="float" office:value="2">
            <text:p>2</text:p>
          </table:table-cell>
          <table:table-cell table:formula="of:=IF([.D16]=1;&quot;A&quot;;IF([.D16]=2;&quot;B&quot;;&quot;C&quot;))" office:value-type="string" office:string-value="B">
            <text:p>B</text:p>
          </table:table-cell>
        </table:table-row>
        <table:table-row table:style-name="ro1">
          <table:table-cell table:formula="of:=[.A16]+1" office:value-type="float" office:value="39">
            <text:p>39</text:p>
          </table:table-cell>
          <table:table-cell office:value-type="float" office:value="37.4788188622333">
            <text:p>37.47882</text:p>
          </table:table-cell>
          <table:table-cell office:value-type="date" office:date-value="2011-01-17">
            <text:p>2011-01-17</text:p>
          </table:table-cell>
          <table:table-cell table:formula="of:=IF([.A17]&lt;35;1;IF([.A17]&lt;70;2;3))" office:value-type="float" office:value="2">
            <text:p>2</text:p>
          </table:table-cell>
          <table:table-cell table:formula="of:=IF([.D17]=1;&quot;A&quot;;IF([.D17]=2;&quot;B&quot;;&quot;C&quot;))" office:value-type="string" office:string-value="B">
            <text:p>B</text:p>
          </table:table-cell>
        </table:table-row>
        <table:table-row table:style-name="ro1">
          <table:table-cell table:formula="of:=[.A17]+1" office:value-type="float" office:value="40">
            <text:p>40</text:p>
          </table:table-cell>
          <table:table-cell office:value-type="float" office:value="38.6734302877448">
            <text:p>38.67343</text:p>
          </table:table-cell>
          <table:table-cell office:value-type="date" office:date-value="2011-01-18">
            <text:p>2011-01-18</text:p>
          </table:table-cell>
          <table:table-cell table:formula="of:=IF([.A18]&lt;35;1;IF([.A18]&lt;70;2;3))" office:value-type="float" office:value="2">
            <text:p>2</text:p>
          </table:table-cell>
          <table:table-cell table:formula="of:=IF([.D18]=1;&quot;A&quot;;IF([.D18]=2;&quot;B&quot;;&quot;C&quot;))" office:value-type="string" office:string-value="B">
            <text:p>B</text:p>
          </table:table-cell>
        </table:table-row>
        <table:table-row table:style-name="ro1">
          <table:table-cell table:formula="of:=[.A18]+1" office:value-type="float" office:value="41">
            <text:p>41</text:p>
          </table:table-cell>
          <table:table-cell office:value-type="float" office:value="39.9246866800822">
            <text:p>39.92469</text:p>
          </table:table-cell>
          <table:table-cell office:value-type="date" office:date-value="2011-01-19">
            <text:p>2011-01-19</text:p>
          </table:table-cell>
          <table:table-cell table:formula="of:=IF([.A19]&lt;35;1;IF([.A19]&lt;70;2;3))" office:value-type="float" office:value="2">
            <text:p>2</text:p>
          </table:table-cell>
          <table:table-cell table:formula="of:=IF([.D19]=1;&quot;A&quot;;IF([.D19]=2;&quot;B&quot;;&quot;C&quot;))" office:value-type="string" office:string-value="B">
            <text:p>B</text:p>
          </table:table-cell>
        </table:table-row>
        <table:table-row table:style-name="ro1">
          <table:table-cell table:formula="of:=[.A19]+1" office:value-type="float" office:value="42">
            <text:p>42</text:p>
          </table:table-cell>
          <table:table-cell office:value-type="float" office:value="40.7687352593057">
            <text:p>40.76874</text:p>
          </table:table-cell>
          <table:table-cell office:value-type="date" office:date-value="2011-01-20">
            <text:p>2011-01-20</text:p>
          </table:table-cell>
          <table:table-cell table:formula="of:=IF([.A20]&lt;35;1;IF([.A20]&lt;70;2;3))" office:value-type="float" office:value="2">
            <text:p>2</text:p>
          </table:table-cell>
          <table:table-cell table:formula="of:=IF([.D20]=1;&quot;A&quot;;IF([.D20]=2;&quot;B&quot;;&quot;C&quot;))" office:value-type="string" office:string-value="B">
            <text:p>B</text:p>
          </table:table-cell>
        </table:table-row>
        <table:table-row table:style-name="ro1">
          <table:table-cell table:formula="of:=[.A20]+1" office:value-type="float" office:value="43">
            <text:p>43</text:p>
          </table:table-cell>
          <table:table-cell office:value-type="float" office:value="41.0907904799096">
            <text:p>41.09079</text:p>
          </table:table-cell>
          <table:table-cell office:value-type="date" office:date-value="2011-01-21">
            <text:p>2011-01-21</text:p>
          </table:table-cell>
          <table:table-cell table:formula="of:=IF([.A21]&lt;35;1;IF([.A21]&lt;70;2;3))" office:value-type="float" office:value="2">
            <text:p>2</text:p>
          </table:table-cell>
          <table:table-cell table:formula="of:=IF([.D21]=1;&quot;A&quot;;IF([.D21]=2;&quot;B&quot;;&quot;C&quot;))" office:value-type="string" office:string-value="B">
            <text:p>B</text:p>
          </table:table-cell>
        </table:table-row>
        <table:table-row table:style-name="ro1">
          <table:table-cell table:formula="of:=[.A21]+1" office:value-type="float" office:value="44">
            <text:p>44</text:p>
          </table:table-cell>
          <table:table-cell office:value-type="float" office:value="42.5315478257835">
            <text:p>42.53155</text:p>
          </table:table-cell>
          <table:table-cell office:value-type="date" office:date-value="2011-01-22">
            <text:p>2011-01-22</text:p>
          </table:table-cell>
          <table:table-cell table:formula="of:=IF([.A22]&lt;35;1;IF([.A22]&lt;70;2;3))" office:value-type="float" office:value="2">
            <text:p>2</text:p>
          </table:table-cell>
          <table:table-cell table:formula="of:=IF([.D22]=1;&quot;A&quot;;IF([.D22]=2;&quot;B&quot;;&quot;C&quot;))" office:value-type="string" office:string-value="B">
            <text:p>B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8.5154617275111">
            <text:p>68.51546</text:p>
          </table:table-cell>
          <table:table-cell office:value-type="date" office:date-value="2011-01-23">
            <text:p>2011-01-23</text:p>
          </table:table-cell>
          <table:table-cell table:formula="of:=IF([.A23]&lt;35;1;IF([.A23]&lt;70;2;3))" office:value-type="float" office:value="3">
            <text:p>3</text:p>
          </table:table-cell>
          <table:table-cell table:formula="of:=IF([.D23]=1;&quot;A&quot;;IF([.D23]=2;&quot;B&quot;;&quot;C&quot;))" office:value-type="string" office:string-value="C">
            <text:p>C</text:p>
          </table:table-cell>
        </table:table-row>
        <table:table-row table:style-name="ro1">
          <table:table-cell table:formula="of:=[.A23]+1" office:value-type="float" office:value="71">
            <text:p>71</text:p>
          </table:table-cell>
          <table:table-cell office:value-type="float" office:value="69.7434696657583">
            <text:p>69.74347</text:p>
          </table:table-cell>
          <table:table-cell office:value-type="date" office:date-value="2011-01-24">
            <text:p>2011-01-24</text:p>
          </table:table-cell>
          <table:table-cell table:formula="of:=IF([.A24]&lt;35;1;IF([.A24]&lt;70;2;3))" office:value-type="float" office:value="3">
            <text:p>3</text:p>
          </table:table-cell>
          <table:table-cell table:formula="of:=IF([.D24]=1;&quot;A&quot;;IF([.D24]=2;&quot;B&quot;;&quot;C&quot;))" office:value-type="string" office:string-value="C">
            <text:p>C</text:p>
          </table:table-cell>
        </table:table-row>
        <table:table-row table:style-name="ro1">
          <table:table-cell table:formula="of:=[.A24]+1" office:value-type="float" office:value="72">
            <text:p>72</text:p>
          </table:table-cell>
          <table:table-cell office:value-type="float" office:value="70.4398096995428">
            <text:p>70.43981</text:p>
          </table:table-cell>
          <table:table-cell office:value-type="date" office:date-value="2011-01-25">
            <text:p>2011-01-25</text:p>
          </table:table-cell>
          <table:table-cell table:formula="of:=IF([.A25]&lt;35;1;IF([.A25]&lt;70;2;3))" office:value-type="float" office:value="3">
            <text:p>3</text:p>
          </table:table-cell>
          <table:table-cell table:formula="of:=IF([.D25]=1;&quot;A&quot;;IF([.D25]=2;&quot;B&quot;;&quot;C&quot;))" office:value-type="string" office:string-value="C">
            <text:p>C</text:p>
          </table:table-cell>
        </table:table-row>
        <table:table-row table:style-name="ro1">
          <table:table-cell table:formula="of:=[.A25]+1" office:value-type="float" office:value="73">
            <text:p>73</text:p>
          </table:table-cell>
          <table:table-cell office:value-type="float" office:value="71.4166736421175">
            <text:p>71.41667</text:p>
          </table:table-cell>
          <table:table-cell office:value-type="date" office:date-value="2011-01-26">
            <text:p>2011-01-26</text:p>
          </table:table-cell>
          <table:table-cell table:formula="of:=IF([.A26]&lt;35;1;IF([.A26]&lt;70;2;3))" office:value-type="float" office:value="3">
            <text:p>3</text:p>
          </table:table-cell>
          <table:table-cell table:formula="of:=IF([.D26]=1;&quot;A&quot;;IF([.D26]=2;&quot;B&quot;;&quot;C&quot;))" office:value-type="string" office:string-value="C">
            <text:p>C</text:p>
          </table:table-cell>
        </table:table-row>
        <table:table-row table:style-name="ro1">
          <table:table-cell table:formula="of:=[.A26]+1" office:value-type="float" office:value="74">
            <text:p>74</text:p>
          </table:table-cell>
          <table:table-cell office:value-type="float" office:value="72.2900827680714">
            <text:p>72.29008</text:p>
          </table:table-cell>
          <table:table-cell office:value-type="date" office:date-value="2011-01-27">
            <text:p>2011-01-27</text:p>
          </table:table-cell>
          <table:table-cell table:formula="of:=IF([.A27]&lt;35;1;IF([.A27]&lt;70;2;3))" office:value-type="float" office:value="3">
            <text:p>3</text:p>
          </table:table-cell>
          <table:table-cell table:formula="of:=IF([.D27]=1;&quot;A&quot;;IF([.D27]=2;&quot;B&quot;;&quot;C&quot;))" office:value-type="string" office:string-value="C">
            <text:p>C</text:p>
          </table:table-cell>
        </table:table-row>
        <table:table-row table:style-name="ro1">
          <table:table-cell table:formula="of:=[.A27]+1" office:value-type="float" office:value="75">
            <text:p>75</text:p>
          </table:table-cell>
          <table:table-cell office:value-type="float" office:value="73.3321453561075">
            <text:p>73.33215</text:p>
          </table:table-cell>
          <table:table-cell office:value-type="date" office:date-value="2011-01-28">
            <text:p>2011-01-28</text:p>
          </table:table-cell>
          <table:table-cell table:formula="of:=IF([.A28]&lt;35;1;IF([.A28]&lt;70;2;3))" office:value-type="float" office:value="3">
            <text:p>3</text:p>
          </table:table-cell>
          <table:table-cell table:formula="of:=IF([.D28]=1;&quot;A&quot;;IF([.D28]=2;&quot;B&quot;;&quot;C&quot;))" office:value-type="string" office:string-value="C">
            <text:p>C</text:p>
          </table:table-cell>
        </table:table-row>
        <table:table-row table:style-name="ro1">
          <table:table-cell table:formula="of:=[.A28]+1" office:value-type="float" office:value="76">
            <text:p>76</text:p>
          </table:table-cell>
          <table:table-cell office:value-type="float" office:value="74.9790704855695">
            <text:p>74.97907</text:p>
          </table:table-cell>
          <table:table-cell office:value-type="date" office:date-value="2011-01-29">
            <text:p>2011-01-29</text:p>
          </table:table-cell>
          <table:table-cell table:formula="of:=IF([.A29]&lt;35;1;IF([.A29]&lt;70;2;3))" office:value-type="float" office:value="3">
            <text:p>3</text:p>
          </table:table-cell>
          <table:table-cell table:formula="of:=IF([.D29]=1;&quot;A&quot;;IF([.D29]=2;&quot;B&quot;;&quot;C&quot;))" office:value-type="string" office:string-value="C">
            <text:p>C</text:p>
          </table:table-cell>
        </table:table-row>
        <table:table-row table:style-name="ro1">
          <table:table-cell table:formula="of:=[.A29]+1" office:value-type="float" office:value="77">
            <text:p>77</text:p>
          </table:table-cell>
          <table:table-cell office:value-type="float" office:value="75.9459434044547">
            <text:p>75.94594</text:p>
          </table:table-cell>
          <table:table-cell office:value-type="date" office:date-value="2011-01-30">
            <text:p>2011-01-30</text:p>
          </table:table-cell>
          <table:table-cell table:formula="of:=IF([.A30]&lt;35;1;IF([.A30]&lt;70;2;3))" office:value-type="float" office:value="3">
            <text:p>3</text:p>
          </table:table-cell>
          <table:table-cell table:formula="of:=IF([.D30]=1;&quot;A&quot;;IF([.D30]=2;&quot;B&quot;;&quot;C&quot;))" office:value-type="string" office:string-value="C">
            <text:p>C</text:p>
          </table:table-cell>
        </table:table-row>
      </table:table>
      <table:table table:name="solution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column</text:p>
          </table:table-cell>
          <table:table-cell office:value-type="string">
            <text:p>Type</text:p>
          </table:table-cell>
        </table:table-row>
        <table:table-row table:style-name="ro1">
          <table:table-cell table:formula="of:=[data.A1]" office:value-type="string" office:string-value="Number 1">
            <text:p>Number 1</text:p>
          </table:table-cell>
          <table:table-cell office:value-type="string">
            <text:p>Number</text:p>
          </table:table-cell>
        </table:table-row>
        <table:table-row table:style-name="ro1">
          <table:table-cell table:formula="of:=[data.B1]" office:value-type="string" office:string-value="Number 2">
            <text:p>Number 2</text:p>
          </table:table-cell>
          <table:table-cell office:value-type="string">
            <text:p>Number</text:p>
          </table:table-cell>
        </table:table-row>
        <table:table-row table:style-name="ro1">
          <table:table-cell table:formula="of:=[data.C1]" office:value-type="string" office:string-value="Date">
            <text:p>Date</text:p>
          </table:table-cell>
          <table:table-cell office:value-type="string">
            <text:p>Category</text:p>
          </table:table-cell>
        </table:table-row>
        <table:table-row table:style-name="ro1">
          <table:table-cell table:formula="of:=[data.D1]" office:value-type="string" office:string-value="Numerical category">
            <text:p>Numerical category</text:p>
          </table:table-cell>
          <table:table-cell office:value-type="string">
            <text:p>Number</text:p>
          </table:table-cell>
        </table:table-row>
        <table:table-row table:style-name="ro1">
          <table:table-cell table:formula="of:=[data.E1]" office:value-type="string" office:string-value="String category">
            <text:p>String category</text:p>
          </table:table-cell>
          <table:table-cell office:value-type="string">
            <text:p>Categ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10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2" number:min-integer-digits="1"/>
    </number:number-style>
    <number:number-style style:name="N136">
      <number:number number:decimal-places="13" number:min-integer-digits="1"/>
    </number:number-style>
    <number:number-style style:name="N137">
      <number:number number:decimal-places="14" number:min-integer-digits="1"/>
    </number:number-style>
    <number:number-style style:name="N138">
      <number:number number:decimal-places="15" number:min-integer-digits="1"/>
    </number:number-style>
    <number:number-style style:name="N139">
      <number:number number:decimal-places="16" number:min-integer-digits="1"/>
    </number:number-style>
    <number:number-style style:name="N140">
      <number:number number:decimal-places="17" number:min-integer-digits="1"/>
    </number:number-style>
    <number:number-style style:name="N141">
      <number:number number:decimal-places="18" number:min-integer-digits="1"/>
    </number:number-style>
    <number:number-style style:name="N142">
      <number:number number:decimal-places="19" number:min-integer-digits="1"/>
    </number:number-style>
    <number:number-style style:name="N143">
      <number:number number:decimal-places="20" number:min-integer-digits="1"/>
    </number:number-style>
    <number:number-style style:name="N144">
      <number:number number:decimal-places="1" number:min-integer-digits="1"/>
    </number:number-style>
    <number:currency-style style:name="N146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46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1-17T21:36:55</meta:creation-date>
    <meta:generator>LibreOffice/3.5$Linux_X86_64 LibreOffice_project/350m1$Build-2</meta:generator>
    <dc:date>2013-01-28T20:57:14</dc:date>
    <dc:creator>Daniel Rodriguez</dc:creator>
    <meta:editing-duration>PT17M54S</meta:editing-duration>
    <meta:editing-cycles>14</meta:editing-cycles>
    <meta:document-statistic meta:table-count="2" meta:cell-count="162" meta:object-count="0"/>
  </office:meta>
</office:document-meta>
</file>